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1.353cm" style:rel-column-width="767*"/>
    </style:style>
    <style:style style:name="Таблица1.B" style:family="table-column">
      <style:table-column-properties style:column-width="2.822cm" style:rel-column-width="1600*"/>
    </style:style>
    <style:style style:name="Таблица1.C" style:family="table-column">
      <style:table-column-properties style:column-width="2.057cm" style:rel-column-width="1166*"/>
    </style:style>
    <style:style style:name="Таблица1.D" style:family="table-column">
      <style:table-column-properties style:column-width="5.793cm" style:rel-column-width="3284*"/>
    </style:style>
    <style:style style:name="Таблица1.E" style:family="table-column">
      <style:table-column-properties style:column-width="4.976cm" style:rel-column-width="282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1.353cm" style:rel-column-width="767*"/>
    </style:style>
    <style:style style:name="Таблица2.B" style:family="table-column">
      <style:table-column-properties style:column-width="2.822cm" style:rel-column-width="1600*"/>
    </style:style>
    <style:style style:name="Таблица2.C" style:family="table-column">
      <style:table-column-properties style:column-width="2.057cm" style:rel-column-width="1166*"/>
    </style:style>
    <style:style style:name="Таблица2.D" style:family="table-column">
      <style:table-column-properties style:column-width="5.821cm" style:rel-column-width="3300*"/>
    </style:style>
    <style:style style:name="Таблица2.E" style:family="table-column">
      <style:table-column-properties style:column-width="4.948cm" style:rel-column-width="280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.353cm" style:rel-column-width="767*"/>
    </style:style>
    <style:style style:name="Таблица3.B" style:family="table-column">
      <style:table-column-properties style:column-width="2.822cm" style:rel-column-width="1600*"/>
    </style:style>
    <style:style style:name="Таблица3.C" style:family="table-column">
      <style:table-column-properties style:column-width="2.057cm" style:rel-column-width="1166*"/>
    </style:style>
    <style:style style:name="Таблица3.D" style:family="table-column">
      <style:table-column-properties style:column-width="5.851cm" style:rel-column-width="3317*"/>
    </style:style>
    <style:style style:name="Таблица3.E" style:family="table-column">
      <style:table-column-properties style:column-width="4.918cm" style:rel-column-width="278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6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fo:font-weight="normal" style:font-weight-asian="normal" style:font-weight-complex="normal"/>
    </style:style>
    <style:style style:name="P20" style:family="paragraph" style:parent-style-name="Standard" style:list-style-name="L1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fo:font-weight="normal" style:font-weight-asian="normal" style:font-weight-complex="normal"/>
    </style:style>
    <style:style style:name="P21" style:family="paragraph" style:parent-style-name="Standard" style:list-style-name="L2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fo:language="en" fo:country="US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ff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7" style:family="text">
      <style:text-properties fo:color="#000000" fo:font-size="14pt" fo:language="en" fo:country="US" style:font-size-asian="14pt" style:font-size-complex="14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ru" fo:country="RU"/>
    </style:style>
    <style:style style:name="T15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6" style:family="text">
      <style:text-properties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3">Кафедра </text:span><text:span text:style-name="T9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15"><text:span text:style-name="Название_20_книги"><text:span text:style-name="T1">отчет</text:span></text:span></text:p>
      <text:p text:style-name="P3"><text:span text:style-name="T3">по лабораторной работе</text:span><text:span text:style-name="T4"> </text:span><text:span text:style-name="T5">№</text:span><text:span text:style-name="T6">2</text:span></text:p>
      <text:p text:style-name="P3"><text:span text:style-name="T3">по дисциплине </text:span><text:span text:style-name="T5">«</text:span><text:span text:style-name="T9">Организация ЭВМ и систем</text:span><text:span text:style-name="T5">»</text:span></text:p>
      <text:p text:style-name="P3"><text:span text:style-name="Название_20_книги"><text:span text:style-name="T11">Тема: </text:span></text:span><text:span text:style-name="Название_20_книги"><text:span text:style-name="T12">Изучение режимов адресации и формирования исполнительного адреса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10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15">Корсунов</text:span><text:span text:style-name="T2"> А.А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15">Ефремов</text:span><text:span text:style-name="T2"> </text:span><text:span text:style-name="T2">М</text:span><text:span text:style-name="T2">.</text:span><text:span text:style-name="T2">А</text:span><text:span text:style-name="T2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11">Цель работы.</text:p>
      <text:p text:style-name="P14">Изучить режимы адресации, использовать при этом готовую программу на Ассемблере. Разобрать и объяснить ошибки, возникшие при компиляции исходного файла с программой.</text:p>
      <text:p text:style-name="P13"/>
      <text:p text:style-name="P12"><text:span text:style-name="T16">Текст задания</text:span><text:span text:style-name="T3">.</text:span></text:p>
      <text:p text:style-name="P12"><text:span text:style-name="T8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 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span></text:p>
      <text:p text:style-name="P12"><text:span text:style-name="T8"><text:s/>Порядок выполнения работы.</text:span></text:p>
      <text:p text:style-name="P12"><text:span text:style-name="T8">1. Получить у преподавателя вариант набора значений исходных данных (массивов) vec1,</text:span></text:p>
      <text:p text:style-name="P12"><text:span text:style-name="T8">vec2 и matr из файла lr2.dat, приведенного в каталоге Задания и занести свои данные вместо</text:span></text:p>
      <text:p text:style-name="P12"><text:span text:style-name="T8">значений, указанных в приведенной ниже программе.</text:span></text:p>
      <text:p text:style-name="P12"><text:span text:style-name="T8">2. Протранслировать программу с созданием файла диагностических сообщений; объяснить</text:span></text:p>
      <text:p text:style-name="P12"><text:span text:style-name="T8">обнаруженные ошибки и закомментировать соответствующие операторы в тексте</text:span></text:p>
      <text:p text:style-name="P12"><text:soft-page-break/><text:span text:style-name="T8">программы.</text:span></text:p>
      <text:p text:style-name="P12"><text:span text:style-name="T8">3. Снова протранслировать программу и скомпоновать загрузочный модуль.</text:span></text:p>
      <text:p text:style-name="P12"><text:span text:style-name="T8">4. Выполнить программу в пошаговом режиме под управлением отладчика с фиксацией</text:span></text:p>
      <text:p text:style-name="P12"><text:span text:style-name="T8">содержимого используемых регистров и ячеек памяти до и после выполнения команды. </text:span></text:p>
      <text:p text:style-name="P12"><text:span text:style-name="T8">6</text:span></text:p>
      <text:p text:style-name="P12"><text:span text:style-name="T8">5. Результаты прогона программы под управлением отладчика должны быть подписаны</text:span></text:p>
      <text:p text:style-name="P12"><text:span text:style-name="T8">преподавателем и представлены в отчете.</text:span></text:p>
      <text:p text:style-name="P12"><text:span text:style-name="T8">Пример используемой программы приведен ниже.</text:span></text:p>
      <text:p text:style-name="P12"><text:span text:style-name="T8">; Программа изучения режимов адресации процессора IntelX86</text:span></text:p>
      <text:p text:style-name="P12"><text:span text:style-name="T8">EOL EQU '$'</text:span></text:p>
      <text:p text:style-name="P12"><text:span text:style-name="T8">ind EQU 2</text:span></text:p>
      <text:p text:style-name="P12"><text:span text:style-name="T8">n1 EQU 500</text:span></text:p>
      <text:p text:style-name="P12"><text:span text:style-name="T8">n2 EQU -50</text:span></text:p>
      <text:p text:style-name="P12"><text:span text:style-name="T8">; Стек программы</text:span></text:p>
      <text:p text:style-name="P12"><text:span text:style-name="T8">AStack SEGMENT STACK</text:span></text:p>
      <text:p text:style-name="P12"><text:span text:style-name="T8"><text:s/>DW 12 DUP(?)</text:span></text:p>
      <text:p text:style-name="P12"><text:span text:style-name="T8">AStack ENDS</text:span></text:p>
      <text:p text:style-name="P12"><text:span text:style-name="T8">; Данные программы</text:span></text:p>
      <text:p text:style-name="P12"><text:span text:style-name="T8">DATA SEGMENT</text:span></text:p>
      <text:p text:style-name="P12"><text:span text:style-name="T8">; Директивы описания данных</text:span></text:p>
      <text:p text:style-name="P12"><text:span text:style-name="T8">mem1 DW 0</text:span></text:p>
      <text:p text:style-name="P12"><text:span text:style-name="T8">mem2 DW 0</text:span></text:p>
      <text:p text:style-name="P12"><text:span text:style-name="T8">mem3 DW 0</text:span></text:p>
      <text:p text:style-name="P12"><text:span text:style-name="T8">vec1 DB 1,2,3,4,8,7,6,5</text:span></text:p>
      <text:p text:style-name="P12"><text:span text:style-name="T8">vec2 DB -10,-20,10,20,-30,-40,30,40</text:span></text:p>
      <text:p text:style-name="P12"><text:span text:style-name="T8">matr DB 1,2,3,4,-4,-3,-2,-1,5,6,7,8,-8,-7,-6,-5</text:span></text:p>
      <text:p text:style-name="P12"><text:soft-page-break/><text:span text:style-name="T8">DATA ENDS</text:span></text:p>
      <text:p text:style-name="P12"><text:span text:style-name="T8">; Код программы</text:span></text:p>
      <text:p text:style-name="P12"><text:span text:style-name="T8">CODE SEGMENT</text:span></text:p>
      <text:p text:style-name="P12"><text:span text:style-name="T8"><text:s/>ASSUME CS:CODE, DS:DATA, SS:AStack</text:span></text:p>
      <text:p text:style-name="P12"><text:span text:style-name="T8">; Головная процедура</text:span></text:p>
      <text:p text:style-name="P12"><text:span text:style-name="T8">Main PROC FAR</text:span></text:p>
      <text:p text:style-name="P12"><text:span text:style-name="T8"><text:s/>push DS</text:span></text:p>
      <text:p text:style-name="P12"><text:span text:style-name="T8"><text:s/>sub AX,AX</text:span></text:p>
      <text:p text:style-name="P12"><text:span text:style-name="T8"><text:s/>push AX</text:span></text:p>
      <text:p text:style-name="P12"><text:span text:style-name="T8"><text:s/>mov AX,DATA</text:span></text:p>
      <text:p text:style-name="P12"><text:span text:style-name="T8"><text:s/>mov DS,AX</text:span></text:p>
      <text:p text:style-name="P12"><text:span text:style-name="T8">; ПРОВЕРКА РЕЖИМОВ АДРЕСАЦИИ НА УРОВНЕ СМЕЩЕНИЙ</text:span></text:p>
      <text:p text:style-name="P12"><text:span text:style-name="T8">; Регистровая адресация</text:span></text:p>
      <text:p text:style-name="P12"><text:span text:style-name="T8"><text:s/>mov ax,n1</text:span></text:p>
      <text:p text:style-name="P12"><text:span text:style-name="T8"><text:s/>mov cx,ax</text:span></text:p>
      <text:p text:style-name="P12"><text:span text:style-name="T8"><text:s/>mov bl,EOL</text:span></text:p>
      <text:p text:style-name="P12"><text:span text:style-name="T8"><text:s/>mov bh,n2</text:span></text:p>
      <text:p text:style-name="P12"><text:span text:style-name="T8">; Прямая адресация</text:span></text:p>
      <text:p text:style-name="P12"><text:span text:style-name="T8"><text:s/>mov mem2,n2</text:span></text:p>
      <text:p text:style-name="P12"><text:span text:style-name="T8"><text:s/>mov bx,OFFSET vec1</text:span></text:p>
      <text:p text:style-name="P12"><text:span text:style-name="T8"><text:s/>mov mem1,ax</text:span></text:p>
      <text:p text:style-name="P12"><text:span text:style-name="T8">; Косвенная адресация</text:span></text:p>
      <text:p text:style-name="P12"><text:span text:style-name="T8"><text:s/>mov al,[bx]</text:span></text:p>
      <text:p text:style-name="P12"><text:span text:style-name="T8"><text:s/>mov mem3,[bx]</text:span></text:p>
      <text:p text:style-name="P12"><text:span text:style-name="T8">; Базированная адресация</text:span></text:p>
      <text:p text:style-name="P12"><text:span text:style-name="T8">7</text:span></text:p>
      <text:p text:style-name="P12"><text:span text:style-name="T8"><text:s/>mov al,[bx]+3</text:span></text:p>
      <text:p text:style-name="P12"><text:span text:style-name="T8"><text:s/>mov cx,3[bx]</text:span></text:p>
      <text:p text:style-name="P12"><text:span text:style-name="T8">; Индексная адресация</text:span></text:p>
      <text:p text:style-name="P12"><text:span text:style-name="T8"><text:s/>mov di,ind</text:span></text:p>
      <text:p text:style-name="P12"><text:soft-page-break/><text:span text:style-name="T8"><text:s/>mov al,vec2[di]</text:span></text:p>
      <text:p text:style-name="P12"><text:span text:style-name="T8"><text:s/>mov cx,vec2[di]</text:span></text:p>
      <text:p text:style-name="P12"><text:span text:style-name="T8">; Адресация с базированием и индексированием</text:span></text:p>
      <text:p text:style-name="P12"><text:span text:style-name="T8"><text:s/>mov bx,3</text:span></text:p>
      <text:p text:style-name="P12"><text:span text:style-name="T8"><text:s/>mov al,matr[bx][di]</text:span></text:p>
      <text:p text:style-name="P12"><text:span text:style-name="T8"><text:s/>mov cx,matr[bx][di]</text:span></text:p>
      <text:p text:style-name="P12"><text:span text:style-name="T8"><text:s/>mov ax,matr[bx*4][di]</text:span></text:p>
      <text:p text:style-name="P12"><text:span text:style-name="T8">; ПРОВЕРКА РЕЖИМОВ АДРЕСАЦИИ С УЧЕТОМ СЕГМЕНТОВ</text:span></text:p>
      <text:p text:style-name="P12"><text:span text:style-name="T8">; Переопределение сегмента</text:span></text:p>
      <text:p text:style-name="P12"><text:span text:style-name="T8">; ------ вариант 1</text:span></text:p>
      <text:p text:style-name="P12"><text:span text:style-name="T8"><text:s/>mov ax, SEG vec2</text:span></text:p>
      <text:p text:style-name="P12"><text:span text:style-name="T8"><text:s/>mov es, ax</text:span></text:p>
      <text:p text:style-name="P12"><text:span text:style-name="T8"><text:s/>mov ax, es:[bx]</text:span></text:p>
      <text:p text:style-name="P12"><text:span text:style-name="T8"><text:s/>mov ax, 0</text:span></text:p>
      <text:p text:style-name="P12"><text:span text:style-name="T8">; ------ вариант 2</text:span></text:p>
      <text:p text:style-name="P12"><text:span text:style-name="T8"><text:s/>mov es, ax</text:span></text:p>
      <text:p text:style-name="P12"><text:span text:style-name="T8"><text:s/>push ds</text:span></text:p>
      <text:p text:style-name="P12"><text:span text:style-name="T8"><text:s/>pop es</text:span></text:p>
      <text:p text:style-name="P12"><text:span text:style-name="T8"><text:s/>mov cx, es:[bx-1]</text:span></text:p>
      <text:p text:style-name="P12"><text:span text:style-name="T8"><text:s/>xchg cx,ax</text:span></text:p>
      <text:p text:style-name="P12"><text:span text:style-name="T8">; ------ вариант 3</text:span></text:p>
      <text:p text:style-name="P12"><text:span text:style-name="T8"><text:s/>mov di,ind</text:span></text:p>
      <text:p text:style-name="P12"><text:span text:style-name="T8"><text:s/>mov es:[bx+di],ax</text:span></text:p>
      <text:p text:style-name="P12"><text:span text:style-name="T8">; ------ вариант 4</text:span></text:p>
      <text:p text:style-name="P12"><text:span text:style-name="T8"><text:s/>mov bp,sp</text:span></text:p>
      <text:p text:style-name="P12"><text:span text:style-name="T8"><text:s/>mov ax,matr[bp+bx]</text:span></text:p>
      <text:p text:style-name="P12"><text:span text:style-name="T8"><text:s/>mov ax,matr[bp+di+si]</text:span></text:p>
      <text:p text:style-name="P12"><text:span text:style-name="T8">; Использование сегмента стека</text:span></text:p>
      <text:p text:style-name="P12"><text:span text:style-name="T8"><text:s/>push mem1</text:span></text:p>
      <text:p text:style-name="P12"><text:span text:style-name="T8"><text:s/>push mem2</text:span></text:p>
      <text:p text:style-name="P12"><text:soft-page-break/><text:span text:style-name="T8"><text:s/>mov bp,sp</text:span></text:p>
      <text:p text:style-name="P12"><text:span text:style-name="T8"><text:s/>mov dx,[bp]+2</text:span></text:p>
      <text:p text:style-name="P12"><text:span text:style-name="T8"><text:s/>ret 2</text:span></text:p>
      <text:p text:style-name="P12"><text:span text:style-name="T8">Main ENDP</text:span></text:p>
      <text:p text:style-name="P12"><text:span text:style-name="T8">CODE ENDS</text:span></text:p>
      <text:p text:style-name="P12"><text:span text:style-name="T8"><text:s/>END Main</text:span></text:p>
      <text:p text:style-name="P12"><text:span text:style-name="T8"/></text:p>
      <text:p text:style-name="P12"><text:span text:style-name="T8"/></text:p>
      <text:p text:style-name="P18"><text:span text:style-name="T8">Ход работы:</text:span></text:p>
      <text:list xml:id="list2632928278895068111" text:style-name="L1">
        <text:list-item>
          <text:list>
            <text:list-item>
              <text:list>
                <text:list-item>
                  <text:p text:style-name="P20"><text:span text:style-name="T8">Тексты файла с исходным кодом и файла листинга указаны в приложениях </text:span><text:span text:style-name="T7">A </text:span><text:span text:style-name="T8">и </text:span><text:span text:style-name="T7">B;</text:span></text:p>
                </text:list-item>
                <text:list-item>
                  <text:p text:style-name="P20"><text:span text:style-name="T8">Обнаруженные ошибки и их объяснения:</text:span></text:p>
                </text:list-item>
              </text:list>
            </text:list-item>
          </text:list>
        </text:list-item>
      </text:list>
      <text:list xml:id="list9142253291097809133" text:style-name="L2">
        <text:list-item>
          <text:list>
            <text:list-item>
              <text:list>
                <text:list-item>
                  <text:p text:style-name="P21"><text:span text:style-name="T8">42-ая строка — </text:span><text:span text:style-name="T7">error A2052: Improper operand type – </text:span><text:span text:style-name="T8">в этой строке происходит чтение из памяти и запись в нее без промежуточных регистров — перемещение происходит напрямую, что невозможно сделать согласно ограничениям команды </text:span><text:span text:style-name="T7">mov.</text:span></text:p>
                </text:list-item>
                <text:list-item>
                  <text:p text:style-name="P21"><text:span text:style-name="T8">4</text:span><text:span text:style-name="T7">9</text:span><text:span text:style-name="T8">-ая строка –</text:span><text:span text:style-name="T7"> warning A4031: Operand types must match – </text:span><text:span text:style-name="T8">в этой строке происходит чтение из массива </text:span><text:span text:style-name="T7">'vec2' </text:span><text:span text:style-name="T8">в регистр </text:span><text:span text:style-name="T7">'cx', </text:span><text:span text:style-name="T8">однако размер элементов массива — 8 бит, а регистра — 16 бит.</text:span></text:p>
                </text:list-item>
                <text:list-item>
                  <text:p text:style-name="P21"><text:span text:style-name="T8">53-ая строка — </text:span><text:span text:style-name="T7">warning A4031: Operand types must match – </text:span><text:span text:style-name="T8">в этой строке происходит чтение из матрицы </text:span><text:span text:style-name="T7">'matr' </text:span><text:span text:style-name="T8">в регистр </text:span><text:span text:style-name="T7">'cx', </text:span><text:span text:style-name="T8">однако размер элементов матрицы — 8 бит, а регистра — 16 бит.</text:span></text:p>
                </text:list-item>
                <text:list-item>
                  <text:p text:style-name="P21"><text:span text:style-name="T8">54-ая строка — </text:span><text:span text:style-name="T7">error A2055: Illegal register value – </text:span><text:span text:style-name="T8">в этой строке происходит чтение с масштабированием из матрицы </text:span><text:span text:style-name="T7">'matr' </text:span><text:span text:style-name="T8">в регистр </text:span><text:span text:style-name="T7">'ax', </text:span><text:span text:style-name="T8">однако этот регистр не может так использоваться (он 16-ти битный).</text:span></text:p>
                </text:list-item>
                <text:list-item>
                  <text:p text:style-name="P21"><text:span text:style-name="T8">73-ая строка — </text:span><text:span text:style-name="T7">error A2046: Multiple base registers – </text:span><text:span text:style-name="T8">в этой строке происходит чтение со смещением из матрицы </text:span><text:span text:style-name="T7">'matr' </text:span><text:span text:style-name="T8">в регистр </text:span><text:span text:style-name="T7">'ax', </text:span><text:span text:style-name="T8">однако для смещения нельзя использовать базовые регистры, а там их два.</text:span></text:p>
                </text:list-item>
                <text:list-item>
                  <text:p text:style-name="P21"><text:span text:style-name="T8">74-ая строка — </text:span><text:span text:style-name="T7">error A2047: Multiple index registers – </text:span><text:span text:style-name="T8">в этой строке происходит чтение со смещением из матрицы </text:span><text:span text:style-name="T7">'matr' </text:span><text:span text:style-name="T8">в регистр </text:span><text:span text:style-name="T7">'ax', </text:span><text:span text:style-name="T8">однако для </text:span><text:soft-page-break/><text:span text:style-name="T8">смещения нельзя использовать больше одного индексного регистра, а там их два.</text:span></text:p>
                </text:list-item>
              </text:list>
            </text:list-item>
          </text:list>
        </text:list-item>
      </text:list>
      <text:p text:style-name="P19"><text:span text:style-name="T8"/></text:p>
      <text:p text:style-name="P19"><text:span text:style-name="T8">Протокол пошагового исполнения программы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6">Адрес команды</text:p>
          </table:table-cell>
          <table:table-cell table:style-name="Таблица1.A1" office:value-type="string">
            <text:p text:style-name="P26">Символический код команды</text:p>
          </table:table-cell>
          <table:table-cell table:style-name="Таблица1.A1" office:value-type="string">
            <text:p text:style-name="P26">16-ричный код команды</text:p>
          </table:table-cell>
          <table:table-cell table:style-name="Таблица1.A1" office:value-type="string">
            <text:p text:style-name="P26">Содержимое регистров и ячеек памяти до</text:p>
          </table:table-cell>
          <table:table-cell table:style-name="Таблица1.E1" office:value-type="string">
            <text:p text:style-name="P26">Содержимое регистров и ячеек памяти после</text:p>
          </table:table-cell>
        </table:table-row>
        <table:table-row>
          <table:table-cell table:style-name="Таблица1.A2" office:value-type="string">
            <text:p text:style-name="P26">0<text:span text:style-name="T13">000</text:span></text:p>
          </table:table-cell>
          <table:table-cell table:style-name="Таблица1.A2" office:value-type="string">
            <text:p text:style-name="P27">PUSH DS</text:p>
          </table:table-cell>
          <table:table-cell table:style-name="Таблица1.A2" office:value-type="string">
            <text:p text:style-name="P27">1E</text:p>
          </table:table-cell>
          <table:table-cell table:style-name="Таблица1.A2" office:value-type="string">
            <text:p text:style-name="P27">SP = 0018</text:p>
            <text:p text:style-name="P27">IP = 0000</text:p>
            <text:p text:style-name="P27">Stack +0 0000</text:p>
            <text:p text:style-name="P27"><text:s text:c="10"/>+2 0000</text:p>
            <text:p text:style-name="P27"><text:s text:c="10"/>+4 0000</text:p>
            <text:p text:style-name="P27"><text:s text:c="10"/>+6 0000</text:p>
          </table:table-cell>
          <table:table-cell table:style-name="Таблица1.E2" office:value-type="string">
            <text:p text:style-name="P27">SP = 0016</text:p>
            <text:p text:style-name="P27">IP = 0001</text:p>
            <text:p text:style-name="P27">Stack +0 19F5</text:p>
            <text:p text:style-name="P27"><text:s text:c="10"/>+2 0000</text:p>
            <text:p text:style-name="P27"><text:s text:c="10"/>+4 0000</text:p>
            <text:p text:style-name="P27"><text:s text:c="10"/>+6 0000</text:p>
          </table:table-cell>
        </table:table-row>
        <table:table-row>
          <table:table-cell table:style-name="Таблица1.A2" office:value-type="string">
            <text:p text:style-name="P27">0001</text:p>
          </table:table-cell>
          <table:table-cell table:style-name="Таблица1.A2" office:value-type="string">
            <text:p text:style-name="P27">SUB AX,AX</text:p>
          </table:table-cell>
          <table:table-cell table:style-name="Таблица1.A2" office:value-type="string">
            <text:p text:style-name="P27">2BC0</text:p>
          </table:table-cell>
          <table:table-cell table:style-name="Таблица1.A2" office:value-type="string">
            <text:p text:style-name="P27">AX = 0000</text:p>
            <text:p text:style-name="P27">IP = 0001</text:p>
          </table:table-cell>
          <table:table-cell table:style-name="Таблица1.E2" office:value-type="string">
            <text:p text:style-name="P27">AX = 0000</text:p>
            <text:p text:style-name="P27">IP = 0003</text:p>
          </table:table-cell>
        </table:table-row>
        <table:table-row>
          <table:table-cell table:style-name="Таблица1.A2" office:value-type="string">
            <text:p text:style-name="P27">0003</text:p>
          </table:table-cell>
          <table:table-cell table:style-name="Таблица1.A2" office:value-type="string">
            <text:p text:style-name="P27">PUSH AX</text:p>
          </table:table-cell>
          <table:table-cell table:style-name="Таблица1.A2" office:value-type="string">
            <text:p text:style-name="P27">50</text:p>
          </table:table-cell>
          <table:table-cell table:style-name="Таблица1.A2" office:value-type="string">
            <text:p text:style-name="P27">SP = 0016</text:p>
            <text:p text:style-name="P27">IP = 0003</text:p>
            <text:p text:style-name="P27">Stack +0 19F5</text:p>
            <text:p text:style-name="P27"><text:s text:c="10"/>+2 0000</text:p>
            <text:p text:style-name="P27"><text:s text:c="10"/>+4 0000</text:p>
            <text:p text:style-name="P27"><text:s text:c="10"/>+6 0000</text:p>
          </table:table-cell>
          <table:table-cell table:style-name="Таблица1.E2" office:value-type="string">
            <text:p text:style-name="P27">SP = 0014</text:p>
            <text:p text:style-name="P27">IP = 0004</text:p>
            <text:p text:style-name="P27">Stack +0 0000</text:p>
            <text:p text:style-name="P27"><text:s text:c="10"/>+2 19F5</text:p>
            <text:p text:style-name="P27"><text:s text:c="10"/>+4 0000</text:p>
            <text:p text:style-name="P27"><text:s text:c="10"/>+6 0000</text:p>
          </table:table-cell>
        </table:table-row>
        <table:table-row>
          <table:table-cell table:style-name="Таблица1.A2" office:value-type="string">
            <text:p text:style-name="P27">0004</text:p>
          </table:table-cell>
          <table:table-cell table:style-name="Таблица1.A2" office:value-type="string">
            <text:p text:style-name="P27">MOV AX,1A07</text:p>
          </table:table-cell>
          <table:table-cell table:style-name="Таблица1.A2" office:value-type="string">
            <text:p text:style-name="P27">B8071A</text:p>
          </table:table-cell>
          <table:table-cell table:style-name="Таблица1.A2" office:value-type="string">
            <text:p text:style-name="P27">AX = 0000</text:p>
            <text:p text:style-name="P27">IP = 0004</text:p>
          </table:table-cell>
          <table:table-cell table:style-name="Таблица1.E2" office:value-type="string">
            <text:p text:style-name="P27">AX = 1A07</text:p>
            <text:p text:style-name="P27">IP = 0007</text:p>
          </table:table-cell>
        </table:table-row>
        <table:table-row>
          <table:table-cell table:style-name="Таблица1.A2" office:value-type="string">
            <text:p text:style-name="P27">0007</text:p>
          </table:table-cell>
          <table:table-cell table:style-name="Таблица1.A2" office:value-type="string">
            <text:p text:style-name="P27">MOV DS,AX</text:p>
          </table:table-cell>
          <table:table-cell table:style-name="Таблица1.A2" office:value-type="string">
            <text:p text:style-name="P27">8ED8</text:p>
          </table:table-cell>
          <table:table-cell table:style-name="Таблица1.A2" office:value-type="string">
            <text:p text:style-name="P27">DS = 19F5</text:p>
            <text:p text:style-name="P27">IP = 0007</text:p>
          </table:table-cell>
          <table:table-cell table:style-name="Таблица1.E2" office:value-type="string">
            <text:p text:style-name="P27">DS = 1A07</text:p>
            <text:p text:style-name="P27">IP = 0009</text:p>
          </table:table-cell>
        </table:table-row>
        <table:table-row>
          <table:table-cell table:style-name="Таблица1.A2" office:value-type="string">
            <text:p text:style-name="P27">0009</text:p>
          </table:table-cell>
          <table:table-cell table:style-name="Таблица1.A2" office:value-type="string">
            <text:p text:style-name="P27">MOV AX,01F4</text:p>
          </table:table-cell>
          <table:table-cell table:style-name="Таблица1.A2" office:value-type="string">
            <text:p text:style-name="P27">B8F401</text:p>
          </table:table-cell>
          <table:table-cell table:style-name="Таблица1.A2" office:value-type="string">
            <text:p text:style-name="P27">AX = 1A07</text:p>
            <text:p text:style-name="P27">IP = 0009</text:p>
          </table:table-cell>
          <table:table-cell table:style-name="Таблица1.E2" office:value-type="string">
            <text:p text:style-name="P27">AX = 01F4</text:p>
            <text:p text:style-name="P27">IP = 000C</text:p>
          </table:table-cell>
        </table:table-row>
        <table:table-row>
          <table:table-cell table:style-name="Таблица1.A2" office:value-type="string">
            <text:p text:style-name="P27">000C</text:p>
          </table:table-cell>
          <table:table-cell table:style-name="Таблица1.A2" office:value-type="string">
            <text:p text:style-name="P27">MOV CX,AX</text:p>
          </table:table-cell>
          <table:table-cell table:style-name="Таблица1.A2" office:value-type="string">
            <text:p text:style-name="P27">8BC8</text:p>
          </table:table-cell>
          <table:table-cell table:style-name="Таблица1.A2" office:value-type="string">
            <text:p text:style-name="P27">CX = 00B0</text:p>
            <text:p text:style-name="P27">IP = 000C</text:p>
          </table:table-cell>
          <table:table-cell table:style-name="Таблица1.E2" office:value-type="string">
            <text:p text:style-name="P27">CX = 01F4</text:p>
            <text:p text:style-name="P27">IP = 000E</text:p>
          </table:table-cell>
        </table:table-row>
        <table:table-row>
          <table:table-cell table:style-name="Таблица1.A2" office:value-type="string">
            <text:p text:style-name="P27">000E</text:p>
          </table:table-cell>
          <table:table-cell table:style-name="Таблица1.A2" office:value-type="string">
            <text:p text:style-name="P27">MOV BL,24</text:p>
          </table:table-cell>
          <table:table-cell table:style-name="Таблица1.A2" office:value-type="string">
            <text:p text:style-name="P27">B324</text:p>
          </table:table-cell>
          <table:table-cell table:style-name="Таблица1.A2" office:value-type="string">
            <text:p text:style-name="P27">BX = 0000</text:p>
            <text:p text:style-name="P27">IP = 000E</text:p>
          </table:table-cell>
          <table:table-cell table:style-name="Таблица1.E2" office:value-type="string">
            <text:p text:style-name="P27">BX = 0024</text:p>
            <text:p text:style-name="P27">IP = 0010</text:p>
          </table:table-cell>
        </table:table-row>
        <table:table-row>
          <table:table-cell table:style-name="Таблица1.A2" office:value-type="string">
            <text:p text:style-name="P27">0010</text:p>
          </table:table-cell>
          <table:table-cell table:style-name="Таблица1.A2" office:value-type="string">
            <text:p text:style-name="P27">MOV BH,CE</text:p>
          </table:table-cell>
          <table:table-cell table:style-name="Таблица1.A2" office:value-type="string">
            <text:p text:style-name="P27">B7CE</text:p>
          </table:table-cell>
          <table:table-cell table:style-name="Таблица1.A2" office:value-type="string">
            <text:p text:style-name="P27">BX = 0024</text:p>
            <text:p text:style-name="P27">IP = 0010</text:p>
          </table:table-cell>
          <table:table-cell table:style-name="Таблица1.E2" office:value-type="string">
            <text:p text:style-name="P27">BX = CE24</text:p>
            <text:p text:style-name="P27">IP = 0012</text:p>
          </table:table-cell>
        </table:table-row>
        <table:table-row>
          <table:table-cell table:style-name="Таблица1.A2" office:value-type="string">
            <text:p text:style-name="P27">0012</text:p>
          </table:table-cell>
          <table:table-cell table:style-name="Таблица1.A2" office:value-type="string">
            <text:p text:style-name="P27">MOV [0002],FFCE</text:p>
          </table:table-cell>
          <table:table-cell table:style-name="Таблица1.A2" office:value-type="string">
            <text:p text:style-name="P27">C7060200CEFF</text:p>
          </table:table-cell>
          <table:table-cell table:style-name="Таблица1.A2" office:value-type="string">
            <text:p text:style-name="P27">IP = 0012</text:p>
          </table:table-cell>
          <table:table-cell table:style-name="Таблица1.E2" office:value-type="string">
            <text:p text:style-name="P27">IP 0018</text:p>
          </table:table-cell>
        </table:table-row>
        <table:table-row>
          <table:table-cell table:style-name="Таблица1.A2" office:value-type="string">
            <text:p text:style-name="P27">0018</text:p>
          </table:table-cell>
          <table:table-cell table:style-name="Таблица1.A2" office:value-type="string">
            <text:p text:style-name="P27">MOV BX,0006</text:p>
          </table:table-cell>
          <table:table-cell table:style-name="Таблица1.A2" office:value-type="string">
            <text:p text:style-name="P27">BB0600</text:p>
          </table:table-cell>
          <table:table-cell table:style-name="Таблица1.A2" office:value-type="string">
            <text:p text:style-name="P27">BX = CE24</text:p>
            <text:p text:style-name="P27">IP = 0018</text:p>
          </table:table-cell>
          <table:table-cell table:style-name="Таблица1.E2" office:value-type="string">
            <text:p text:style-name="P27">BX = 0006</text:p>
            <text:p text:style-name="P27">IP = 001B</text:p>
          </table:table-cell>
        </table:table-row>
        <table:table-row>
          <table:table-cell table:style-name="Таблица1.A2" office:value-type="string">
            <text:p text:style-name="P27">001B</text:p>
          </table:table-cell>
          <table:table-cell table:style-name="Таблица1.A2" office:value-type="string">
            <text:p text:style-name="P27">MOV [0000],AX</text:p>
          </table:table-cell>
          <table:table-cell table:style-name="Таблица1.A2" office:value-type="string">
            <text:p text:style-name="P27">A30000</text:p>
          </table:table-cell>
          <table:table-cell table:style-name="Таблица1.A2" office:value-type="string">
            <text:p text:style-name="P27">IP = 001B</text:p>
          </table:table-cell>
          <table:table-cell table:style-name="Таблица1.E2" office:value-type="string">
            <text:p text:style-name="P27">IP = 001E</text:p>
          </table:table-cell>
        </table:table-row>
        <table:table-row>
          <table:table-cell table:style-name="Таблица1.A2" office:value-type="string">
            <text:p text:style-name="P27">001E</text:p>
          </table:table-cell>
          <table:table-cell table:style-name="Таблица1.A2" office:value-type="string">
            <text:p text:style-name="P27">MOV AL,[BX]</text:p>
          </table:table-cell>
          <table:table-cell table:style-name="Таблица1.A2" office:value-type="string">
            <text:p text:style-name="P27">8A07</text:p>
          </table:table-cell>
          <table:table-cell table:style-name="Таблица1.A2" office:value-type="string">
            <text:p text:style-name="P27">AX = 01F4</text:p>
            <text:p text:style-name="P27">IP = 001E</text:p>
          </table:table-cell>
          <table:table-cell table:style-name="Таблица1.E2" office:value-type="string">
            <text:p text:style-name="P27">AX = 0112</text:p>
            <text:p text:style-name="P27">IP = 0020</text:p>
          </table:table-cell>
        </table:table-row>
      </table:table>
      <text:p text:style-name="P19"><text:span text:style-name="T8"/></text:p>
      <text:p text:style-name="P19"><text:soft-page-break/><text:span text:style-name="T8">Продолжение протокол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26">0020</text:p>
          </table:table-cell>
          <table:table-cell table:style-name="Таблица2.A1" office:value-type="string">
            <text:p text:style-name="P27">MOV AL,[BX+03]</text:p>
          </table:table-cell>
          <table:table-cell table:style-name="Таблица2.A1" office:value-type="string">
            <text:p text:style-name="P27">8A4703</text:p>
          </table:table-cell>
          <table:table-cell table:style-name="Таблица2.A1" office:value-type="string">
            <text:p text:style-name="P27">AX = 0112</text:p>
            <text:p text:style-name="P27">IP = 0020</text:p>
          </table:table-cell>
          <table:table-cell table:style-name="Таблица2.E1" office:value-type="string">
            <text:p text:style-name="P27">AX = 010F</text:p>
            <text:p text:style-name="P27">IP = 0023</text:p>
          </table:table-cell>
        </table:table-row>
        <table:table-row>
          <table:table-cell table:style-name="Таблица2.A2" office:value-type="string">
            <text:p text:style-name="P27">0023</text:p>
          </table:table-cell>
          <table:table-cell table:style-name="Таблица2.A2" office:value-type="string">
            <text:p text:style-name="P27">MOV CX,[BX+03]</text:p>
          </table:table-cell>
          <table:table-cell table:style-name="Таблица2.A2" office:value-type="string">
            <text:p text:style-name="P27">8B4F03</text:p>
          </table:table-cell>
          <table:table-cell table:style-name="Таблица2.A2" office:value-type="string">
            <text:p text:style-name="P27">CX = 01F4</text:p>
            <text:p text:style-name="P27">IP = 0023</text:p>
          </table:table-cell>
          <table:table-cell table:style-name="Таблица2.E2" office:value-type="string">
            <text:p text:style-name="P27">CX = 0B0F</text:p>
            <text:p text:style-name="P27">IP = 0026</text:p>
          </table:table-cell>
        </table:table-row>
        <table:table-row>
          <table:table-cell table:style-name="Таблица2.A2" office:value-type="string">
            <text:p text:style-name="P27">0026</text:p>
          </table:table-cell>
          <table:table-cell table:style-name="Таблица2.A2" office:value-type="string">
            <text:p text:style-name="P27">MOV DI,0002</text:p>
          </table:table-cell>
          <table:table-cell table:style-name="Таблица2.A2" office:value-type="string">
            <text:p text:style-name="P27">BF0200</text:p>
          </table:table-cell>
          <table:table-cell table:style-name="Таблица2.A2" office:value-type="string">
            <text:p text:style-name="P27">DI = 0000</text:p>
            <text:p text:style-name="P27">IP = 0026</text:p>
          </table:table-cell>
          <table:table-cell table:style-name="Таблица2.E2" office:value-type="string">
            <text:p text:style-name="P27">DI = 0002</text:p>
            <text:p text:style-name="P27">IP = 0029</text:p>
          </table:table-cell>
        </table:table-row>
        <table:table-row>
          <table:table-cell table:style-name="Таблица2.A2" office:value-type="string">
            <text:p text:style-name="P27">0029</text:p>
          </table:table-cell>
          <table:table-cell table:style-name="Таблица2.A2" office:value-type="string">
            <text:p text:style-name="P27">MOV AL,[000E+DI]</text:p>
          </table:table-cell>
          <table:table-cell table:style-name="Таблица2.A2" office:value-type="string">
            <text:p text:style-name="P27">8A850E00</text:p>
          </table:table-cell>
          <table:table-cell table:style-name="Таблица2.A2" office:value-type="string">
            <text:p text:style-name="P27">AX = 010F</text:p>
            <text:p text:style-name="P27">IP = 0029</text:p>
          </table:table-cell>
          <table:table-cell table:style-name="Таблица2.E2" office:value-type="string">
            <text:p text:style-name="P27">AX = 01E2</text:p>
            <text:p text:style-name="P27">IP = 002D</text:p>
          </table:table-cell>
        </table:table-row>
        <table:table-row>
          <table:table-cell table:style-name="Таблица2.A2" office:value-type="string">
            <text:p text:style-name="P27">002D</text:p>
          </table:table-cell>
          <table:table-cell table:style-name="Таблица2.A2" office:value-type="string">
            <text:p text:style-name="P27">MOV BX,0003</text:p>
          </table:table-cell>
          <table:table-cell table:style-name="Таблица2.A2" office:value-type="string">
            <text:p text:style-name="P27">BB0300</text:p>
          </table:table-cell>
          <table:table-cell table:style-name="Таблица2.A2" office:value-type="string">
            <text:p text:style-name="P27">BX = 0006</text:p>
            <text:p text:style-name="P27">IP = 002D</text:p>
          </table:table-cell>
          <table:table-cell table:style-name="Таблица2.E2" office:value-type="string">
            <text:p text:style-name="P27">BX = 0003</text:p>
            <text:p text:style-name="P27">IP = 0030</text:p>
          </table:table-cell>
        </table:table-row>
        <table:table-row>
          <table:table-cell table:style-name="Таблица2.A2" office:value-type="string">
            <text:p text:style-name="P27">0030</text:p>
          </table:table-cell>
          <table:table-cell table:style-name="Таблица2.A2" office:value-type="string">
            <text:p text:style-name="P27">MOV AL,[0016+BX+DI]</text:p>
          </table:table-cell>
          <table:table-cell table:style-name="Таблица2.A2" office:value-type="string">
            <text:p text:style-name="P27">8A811600</text:p>
          </table:table-cell>
          <table:table-cell table:style-name="Таблица2.A2" office:value-type="string">
            <text:p text:style-name="P27">AX = 01E2</text:p>
            <text:p text:style-name="P27">IP = 0030</text:p>
          </table:table-cell>
          <table:table-cell table:style-name="Таблица2.E2" office:value-type="string">
            <text:p text:style-name="P27">AX = 01FF</text:p>
            <text:p text:style-name="P27">IP = 0034</text:p>
          </table:table-cell>
        </table:table-row>
        <table:table-row>
          <table:table-cell table:style-name="Таблица2.A2" office:value-type="string">
            <text:p text:style-name="P27">0034</text:p>
          </table:table-cell>
          <table:table-cell table:style-name="Таблица2.A2" office:value-type="string">
            <text:p text:style-name="P27">MOV AX,1A07</text:p>
          </table:table-cell>
          <table:table-cell table:style-name="Таблица2.A2" office:value-type="string">
            <text:p text:style-name="P27">B8071A</text:p>
          </table:table-cell>
          <table:table-cell table:style-name="Таблица2.A2" office:value-type="string">
            <text:p text:style-name="P27">AX = 01FF</text:p>
            <text:p text:style-name="P27">IP = 0034</text:p>
          </table:table-cell>
          <table:table-cell table:style-name="Таблица2.E2" office:value-type="string">
            <text:p text:style-name="P27">AX = 1A07</text:p>
            <text:p text:style-name="P27">IP = 0037</text:p>
          </table:table-cell>
        </table:table-row>
        <table:table-row>
          <table:table-cell table:style-name="Таблица2.A2" office:value-type="string">
            <text:p text:style-name="P27">0037</text:p>
          </table:table-cell>
          <table:table-cell table:style-name="Таблица2.A2" office:value-type="string">
            <text:p text:style-name="P27">MOV ES,AX</text:p>
          </table:table-cell>
          <table:table-cell table:style-name="Таблица2.A2" office:value-type="string">
            <text:p text:style-name="P27">8EC0</text:p>
          </table:table-cell>
          <table:table-cell table:style-name="Таблица2.A2" office:value-type="string">
            <text:p text:style-name="P27">ES = 19F5</text:p>
            <text:p text:style-name="P27">IP = 0037</text:p>
          </table:table-cell>
          <table:table-cell table:style-name="Таблица2.E2" office:value-type="string">
            <text:p text:style-name="P27">ES = 1A07</text:p>
            <text:p text:style-name="P27">IP = 0039</text:p>
          </table:table-cell>
        </table:table-row>
        <table:table-row>
          <table:table-cell table:style-name="Таблица2.A2" office:value-type="string">
            <text:p text:style-name="P27">0039</text:p>
          </table:table-cell>
          <table:table-cell table:style-name="Таблица2.A2" office:value-type="string">
            <text:p text:style-name="P27">MOV AX,ES:[BX]</text:p>
          </table:table-cell>
          <table:table-cell table:style-name="Таблица2.A2" office:value-type="string">
            <text:p text:style-name="P27">268B07</text:p>
          </table:table-cell>
          <table:table-cell table:style-name="Таблица2.A2" office:value-type="string">
            <text:p text:style-name="P27">AX = 1A07</text:p>
            <text:p text:style-name="P27">IP = 0039</text:p>
          </table:table-cell>
          <table:table-cell table:style-name="Таблица2.E2" office:value-type="string">
            <text:p text:style-name="P27">AX = 00FF</text:p>
            <text:p text:style-name="P27">IP = 003C</text:p>
          </table:table-cell>
        </table:table-row>
        <table:table-row>
          <table:table-cell table:style-name="Таблица2.A2" office:value-type="string">
            <text:p text:style-name="P27">003C</text:p>
          </table:table-cell>
          <table:table-cell table:style-name="Таблица2.A2" office:value-type="string">
            <text:p text:style-name="P27">MOV AX,0000</text:p>
          </table:table-cell>
          <table:table-cell table:style-name="Таблица2.A2" office:value-type="string">
            <text:p text:style-name="P27">B80000</text:p>
          </table:table-cell>
          <table:table-cell table:style-name="Таблица2.A2" office:value-type="string">
            <text:p text:style-name="P27">AX = 00FF</text:p>
            <text:p text:style-name="P27">IP = 003C</text:p>
          </table:table-cell>
          <table:table-cell table:style-name="Таблица2.E2" office:value-type="string">
            <text:p text:style-name="P27">AX = 0000</text:p>
            <text:p text:style-name="P27">IP = 003F</text:p>
          </table:table-cell>
        </table:table-row>
        <table:table-row>
          <table:table-cell table:style-name="Таблица2.A2" office:value-type="string">
            <text:p text:style-name="P27">003F</text:p>
          </table:table-cell>
          <table:table-cell table:style-name="Таблица2.A2" office:value-type="string">
            <text:p text:style-name="P27">MOV ES,AX</text:p>
          </table:table-cell>
          <table:table-cell table:style-name="Таблица2.A2" office:value-type="string">
            <text:p text:style-name="P27">8EC0</text:p>
          </table:table-cell>
          <table:table-cell table:style-name="Таблица2.A2" office:value-type="string">
            <text:p text:style-name="P27">ES = 1A07</text:p>
            <text:p text:style-name="P27">IP = 003F</text:p>
          </table:table-cell>
          <table:table-cell table:style-name="Таблица2.E2" office:value-type="string">
            <text:p text:style-name="P27">ES = 0000</text:p>
            <text:p text:style-name="P27">IP = 0041</text:p>
          </table:table-cell>
        </table:table-row>
        <table:table-row>
          <table:table-cell table:style-name="Таблица2.A2" office:value-type="string">
            <text:p text:style-name="P27">0041</text:p>
          </table:table-cell>
          <table:table-cell table:style-name="Таблица2.A2" office:value-type="string">
            <text:p text:style-name="P27">PUSH DS</text:p>
          </table:table-cell>
          <table:table-cell table:style-name="Таблица2.A2" office:value-type="string">
            <text:p text:style-name="P27">1E</text:p>
          </table:table-cell>
          <table:table-cell table:style-name="Таблица2.A2" office:value-type="string">
            <text:p text:style-name="P27">SP = 0014</text:p>
            <text:p text:style-name="P27">IP = 0041</text:p>
            <text:p text:style-name="P27">Stack +0 0000</text:p>
            <text:p text:style-name="P27"><text:s text:c="10"/>+2 19F5</text:p>
            <text:p text:style-name="P27"><text:s text:c="10"/>+4 0000</text:p>
            <text:p text:style-name="P27"><text:s text:c="10"/>+6 0000</text:p>
          </table:table-cell>
          <table:table-cell table:style-name="Таблица2.E2" office:value-type="string">
            <text:p text:style-name="P27">SP = 0012</text:p>
            <text:p text:style-name="P27">IP = 0042</text:p>
            <text:p text:style-name="P27">Stack +0 1A07</text:p>
            <text:p text:style-name="P27"><text:s text:c="10"/>+2 0000</text:p>
            <text:p text:style-name="P27"><text:s text:c="10"/>+4 19F5</text:p>
            <text:p text:style-name="P27"><text:s text:c="10"/>+6 0000</text:p>
          </table:table-cell>
        </table:table-row>
        <table:table-row>
          <table:table-cell table:style-name="Таблица2.A2" office:value-type="string">
            <text:p text:style-name="P27">0042</text:p>
          </table:table-cell>
          <table:table-cell table:style-name="Таблица2.A2" office:value-type="string">
            <text:p text:style-name="P27">POP ES</text:p>
          </table:table-cell>
          <table:table-cell table:style-name="Таблица2.A2" office:value-type="string">
            <text:p text:style-name="P27">07</text:p>
          </table:table-cell>
          <table:table-cell table:style-name="Таблица2.A2" office:value-type="string">
            <text:p text:style-name="P27">SP = 0012</text:p>
            <text:p text:style-name="P27">IP = 0042</text:p>
            <text:p text:style-name="P27">ES = 0000</text:p>
            <text:p text:style-name="P27">Stack +0 1A07</text:p>
            <text:p text:style-name="P27"><text:s text:c="10"/>+2 0000</text:p>
            <text:p text:style-name="P27"><text:s text:c="10"/>+4 19F5</text:p>
            <text:p text:style-name="P27"><text:s text:c="10"/>+6 0000</text:p>
          </table:table-cell>
          <table:table-cell table:style-name="Таблица2.E2" office:value-type="string">
            <text:p text:style-name="P27">SP = 0014</text:p>
            <text:p text:style-name="P27">IP = 0043</text:p>
            <text:p text:style-name="P27">ES = 1A07</text:p>
            <text:p text:style-name="P27">Stack +0 0000</text:p>
            <text:p text:style-name="P27"><text:s text:c="10"/>+2 19F5</text:p>
            <text:p text:style-name="P27"><text:s text:c="10"/>+4 0000</text:p>
            <text:p text:style-name="P27"><text:s text:c="10"/>+6 0000</text:p>
          </table:table-cell>
        </table:table-row>
        <table:table-row>
          <table:table-cell table:style-name="Таблица2.A2" office:value-type="string">
            <text:p text:style-name="P27">0043</text:p>
          </table:table-cell>
          <table:table-cell table:style-name="Таблица2.A2" office:value-type="string">
            <text:p text:style-name="P27">MOV CX,ES:[BX-01]</text:p>
          </table:table-cell>
          <table:table-cell table:style-name="Таблица2.A2" office:value-type="string">
            <text:p text:style-name="P27">268B4FFF</text:p>
          </table:table-cell>
          <table:table-cell table:style-name="Таблица2.A2" office:value-type="string">
            <text:p text:style-name="P27">CX = 0B0F</text:p>
            <text:p text:style-name="P27">IP = 0043</text:p>
          </table:table-cell>
          <table:table-cell table:style-name="Таблица2.E2" office:value-type="string">
            <text:p text:style-name="P27">CX = FFCE</text:p>
            <text:p text:style-name="P27">IP = 0047</text:p>
          </table:table-cell>
        </table:table-row>
        <table:table-row>
          <table:table-cell table:style-name="Таблица2.A2" office:value-type="string">
            <text:p text:style-name="P27">0047</text:p>
          </table:table-cell>
          <table:table-cell table:style-name="Таблица2.A2" office:value-type="string">
            <text:p text:style-name="P27">XCHG AX,CX</text:p>
          </table:table-cell>
          <table:table-cell table:style-name="Таблица2.A2" office:value-type="string">
            <text:p text:style-name="P27">91</text:p>
          </table:table-cell>
          <table:table-cell table:style-name="Таблица2.A2" office:value-type="string">
            <text:p text:style-name="P27">AX = 0000</text:p>
            <text:p text:style-name="P27">CX = FFCE</text:p>
            <text:p text:style-name="P27">IP = 0047</text:p>
          </table:table-cell>
          <table:table-cell table:style-name="Таблица2.E2" office:value-type="string">
            <text:p text:style-name="P27">AX = FFCE</text:p>
            <text:p text:style-name="P27">CX = 0000</text:p>
            <text:p text:style-name="P27">IP = 0048</text:p>
          </table:table-cell>
        </table:table-row>
        <table:table-row>
          <table:table-cell table:style-name="Таблица2.A2" office:value-type="string">
            <text:p text:style-name="P27">0048</text:p>
          </table:table-cell>
          <table:table-cell table:style-name="Таблица2.A2" office:value-type="string">
            <text:p text:style-name="P27">MOV DI,0002</text:p>
          </table:table-cell>
          <table:table-cell table:style-name="Таблица2.A2" office:value-type="string">
            <text:p text:style-name="P27">BF0200</text:p>
          </table:table-cell>
          <table:table-cell table:style-name="Таблица2.A2" office:value-type="string">
            <text:p text:style-name="P27">DI = 0002</text:p>
            <text:p text:style-name="P27">IP = 0048</text:p>
          </table:table-cell>
          <table:table-cell table:style-name="Таблица2.E2" office:value-type="string">
            <text:p text:style-name="P27">DI = 0002</text:p>
            <text:p text:style-name="P27">IP = 004B</text:p>
          </table:table-cell>
        </table:table-row>
      </table:table>
      <text:p text:style-name="P19"><text:span text:style-name="T8"/></text:p>
      <text:p text:style-name="P19"><text:soft-page-break/><text:span text:style-name="T8">Продолжение протокола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6">004<text:span text:style-name="T13">B</text:span></text:p>
          </table:table-cell>
          <table:table-cell table:style-name="Таблица3.A1" office:value-type="string">
            <text:p text:style-name="P27">MOV ES:[BX+DI],AX</text:p>
          </table:table-cell>
          <table:table-cell table:style-name="Таблица3.A1" office:value-type="string">
            <text:p text:style-name="P27">268901</text:p>
          </table:table-cell>
          <table:table-cell table:style-name="Таблица3.A1" office:value-type="string">
            <text:p text:style-name="P27">IP = 004B</text:p>
          </table:table-cell>
          <table:table-cell table:style-name="Таблица3.E1" office:value-type="string">
            <text:p text:style-name="P27">IP = 004E</text:p>
          </table:table-cell>
        </table:table-row>
        <table:table-row>
          <table:table-cell table:style-name="Таблица3.A2" office:value-type="string">
            <text:p text:style-name="P27">004E</text:p>
          </table:table-cell>
          <table:table-cell table:style-name="Таблица3.A2" office:value-type="string">
            <text:p text:style-name="P27">MOV BP,SP</text:p>
          </table:table-cell>
          <table:table-cell table:style-name="Таблица3.A2" office:value-type="string">
            <text:p text:style-name="P27">8BEC</text:p>
          </table:table-cell>
          <table:table-cell table:style-name="Таблица3.A2" office:value-type="string">
            <text:p text:style-name="P27">BP = 0000</text:p>
            <text:p text:style-name="P27">IP = 004E</text:p>
          </table:table-cell>
          <table:table-cell table:style-name="Таблица3.E2" office:value-type="string">
            <text:p text:style-name="P27">BP = 0014</text:p>
            <text:p text:style-name="P27">IP = 0050</text:p>
          </table:table-cell>
        </table:table-row>
        <table:table-row>
          <table:table-cell table:style-name="Таблица3.A2" office:value-type="string">
            <text:p text:style-name="P27">0050</text:p>
          </table:table-cell>
          <table:table-cell table:style-name="Таблица3.A2" office:value-type="string">
            <text:p text:style-name="P27">PUSH [0000]</text:p>
          </table:table-cell>
          <table:table-cell table:style-name="Таблица3.A2" office:value-type="string">
            <text:p text:style-name="P27">FF360000</text:p>
          </table:table-cell>
          <table:table-cell table:style-name="Таблица3.A2" office:value-type="string">
            <text:p text:style-name="P27">SP = 0014</text:p>
            <text:p text:style-name="P27">IP = 0050</text:p>
            <text:p text:style-name="P27">Stack +0 0000</text:p>
            <text:p text:style-name="P27"><text:s text:c="10"/>+2 19F5</text:p>
            <text:p text:style-name="P27"><text:s text:c="10"/>+4 0000</text:p>
            <text:p text:style-name="P27"><text:s text:c="10"/>+6 0000</text:p>
          </table:table-cell>
          <table:table-cell table:style-name="Таблица3.E2" office:value-type="string">
            <text:p text:style-name="P27">SP = 0012</text:p>
            <text:p text:style-name="P27">IP = 0054</text:p>
            <text:p text:style-name="P27">Stack +0 01F4</text:p>
            <text:p text:style-name="P27"><text:s text:c="10"/>+2 0000</text:p>
            <text:p text:style-name="P27"><text:s text:c="10"/>+4 19F5</text:p>
            <text:p text:style-name="P27"><text:s text:c="10"/>+6 0000</text:p>
          </table:table-cell>
        </table:table-row>
        <table:table-row>
          <table:table-cell table:style-name="Таблица3.A2" office:value-type="string">
            <text:p text:style-name="P27">0054</text:p>
          </table:table-cell>
          <table:table-cell table:style-name="Таблица3.A2" office:value-type="string">
            <text:p text:style-name="P27">PUSH [0002]</text:p>
          </table:table-cell>
          <table:table-cell table:style-name="Таблица3.A2" office:value-type="string">
            <text:p text:style-name="P27">FF360200</text:p>
          </table:table-cell>
          <table:table-cell table:style-name="Таблица3.A2" office:value-type="string">
            <text:p text:style-name="P27">SP = 0012</text:p>
            <text:p text:style-name="P27">IP = 0054</text:p>
            <text:p text:style-name="P27">Stack <text:s/>+0 01F4</text:p>
            <text:p text:style-name="P27"><text:s text:c="11"/>+2 0000</text:p>
            <text:p text:style-name="P27"><text:s text:c="12"/>+4 19F5</text:p>
            <text:p text:style-name="P27"><text:s text:c="12"/>+6 0000</text:p>
          </table:table-cell>
          <table:table-cell table:style-name="Таблица3.E2" office:value-type="string">
            <text:p text:style-name="P27">SP = 0010</text:p>
            <text:p text:style-name="P27">IP = 0058</text:p>
            <text:p text:style-name="P27">Stack +0 FFCE</text:p>
            <text:p text:style-name="P27"><text:s text:c="10"/>+2 01F4</text:p>
            <text:p text:style-name="P27"><text:s text:c="10"/>+4 0000</text:p>
            <text:p text:style-name="P27"><text:s text:c="10"/>+6 19F5</text:p>
          </table:table-cell>
        </table:table-row>
        <table:table-row>
          <table:table-cell table:style-name="Таблица3.A2" office:value-type="string">
            <text:p text:style-name="P27">0058</text:p>
          </table:table-cell>
          <table:table-cell table:style-name="Таблица3.A2" office:value-type="string">
            <text:p text:style-name="P27">MOV BP,SP</text:p>
          </table:table-cell>
          <table:table-cell table:style-name="Таблица3.A2" office:value-type="string">
            <text:p text:style-name="P27">8BEC</text:p>
          </table:table-cell>
          <table:table-cell table:style-name="Таблица3.A2" office:value-type="string">
            <text:p text:style-name="P27">BP = 0014</text:p>
            <text:p text:style-name="P27">IP = 0058</text:p>
          </table:table-cell>
          <table:table-cell table:style-name="Таблица3.E2" office:value-type="string">
            <text:p text:style-name="P27">BP = 0010</text:p>
            <text:p text:style-name="P27">IP = 005A</text:p>
          </table:table-cell>
        </table:table-row>
        <table:table-row>
          <table:table-cell table:style-name="Таблица3.A2" office:value-type="string">
            <text:p text:style-name="P27">005A</text:p>
          </table:table-cell>
          <table:table-cell table:style-name="Таблица3.A2" office:value-type="string">
            <text:p text:style-name="P27">MOD DX, [BP+02]</text:p>
          </table:table-cell>
          <table:table-cell table:style-name="Таблица3.A2" office:value-type="string">
            <text:p text:style-name="P27">8B5602</text:p>
          </table:table-cell>
          <table:table-cell table:style-name="Таблица3.A2" office:value-type="string">
            <text:p text:style-name="P27">DX = 0000</text:p>
            <text:p text:style-name="P27">IP = 005A</text:p>
          </table:table-cell>
          <table:table-cell table:style-name="Таблица3.E2" office:value-type="string">
            <text:p text:style-name="P27">DX = 01F4</text:p>
            <text:p text:style-name="P27">IP = 005D</text:p>
          </table:table-cell>
        </table:table-row>
        <table:table-row>
          <table:table-cell table:style-name="Таблица3.A2" office:value-type="string">
            <text:p text:style-name="P27">005D</text:p>
          </table:table-cell>
          <table:table-cell table:style-name="Таблица3.A2" office:value-type="string">
            <text:p text:style-name="P27">RET Far 0002</text:p>
          </table:table-cell>
          <table:table-cell table:style-name="Таблица3.A2" office:value-type="string">
            <text:p text:style-name="P27">CA0200</text:p>
          </table:table-cell>
          <table:table-cell table:style-name="Таблица3.A2" office:value-type="string">
            <text:p text:style-name="P27">SP = 0010</text:p>
            <text:p text:style-name="P27">IP = 005D</text:p>
            <text:p text:style-name="P27">Stack +0 FFCE</text:p>
            <text:p text:style-name="P27"><text:s text:c="10"/>+2 01F4</text:p>
            <text:p text:style-name="P27"><text:s text:c="10"/>+4 0000</text:p>
            <text:p text:style-name="P27"><text:s text:c="10"/>+6 19F5</text:p>
          </table:table-cell>
          <table:table-cell table:style-name="Таблица3.E2" office:value-type="string">
            <text:p text:style-name="P27">SP = 0016</text:p>
            <text:p text:style-name="P27">IP FFCE</text:p>
            <text:p text:style-name="P27">Stack +0 19F5</text:p>
            <text:p text:style-name="P27"><text:s text:c="10"/>+2 0000</text:p>
            <text:p text:style-name="P27"><text:s text:c="10"/>+4 0000</text:p>
            <text:p text:style-name="P27"><text:s text:c="10"/>+6 0000</text:p>
          </table:table-cell>
        </table:table-row>
      </table:table>
      <text:p text:style-name="P19"><text:span text:style-name="T8"/></text:p>
      <text:p text:style-name="P19"><text:span text:style-name="T8"/></text:p>
      <text:p text:style-name="P18"><text:span text:style-name="T8">Вывод:</text:span></text:p>
      <text:p text:style-name="P22">Изучены режимы адресации. Разобраны ошибки, возникшие при компиляции исходного файла с программой и даны их пояснения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3"><text:soft-page-break/>Приложение А</text:p>
      <text:p text:style-name="P24">lr2_comp.asm:</text:p>
      <text:p text:style-name="P24">; Программа изучения режимов адресации процессора IntelX86</text:p>
      <text:p text:style-name="P24">EOL EQU '$'</text:p>
      <text:p text:style-name="P24">ind EQU 2</text:p>
      <text:p text:style-name="P24">n1 EQU 500</text:p>
      <text:p text:style-name="P24">n2 EQU -50</text:p>
      <text:p text:style-name="P24">; Стек программы</text:p>
      <text:p text:style-name="P24">AStack SEGMENT STACK</text:p>
      <text:p text:style-name="P24"><text:s/>DW 12 DUP(?)</text:p>
      <text:p text:style-name="P24">AStack ENDS</text:p>
      <text:p text:style-name="P24">; Данные программы</text:p>
      <text:p text:style-name="P24">DATA SEGMENT</text:p>
      <text:p text:style-name="P24">; Директивы описания данных</text:p>
      <text:p text:style-name="P24">mem1 DW 0</text:p>
      <text:p text:style-name="P24">mem2 DW 0</text:p>
      <text:p text:style-name="P24">mem3 DW 0</text:p>
      <text:p text:style-name="P24">vec1 DB 18,17,16,15,11,12,13,14 </text:p>
      <text:p text:style-name="P24">vec2 DB 30,40,-30,-40,10,20,-10,-20</text:p>
      <text:p text:style-name="P24">matr DB -4,-3,1,2,-2,-1,3,4,5,6,7,8,-8,-7,-6,-5</text:p>
      <text:p text:style-name="P24">DATA ENDS</text:p>
      <text:p text:style-name="P24">; Код программы</text:p>
      <text:p text:style-name="P24">CODE SEGMENT</text:p>
      <text:p text:style-name="P24"><text:s/>ASSUME CS:CODE, DS:DATA, SS:AStack</text:p>
      <text:p text:style-name="P24">; Головная процедура</text:p>
      <text:p text:style-name="P24">Main PROC FAR</text:p>
      <text:p text:style-name="P24"><text:s/>push DS</text:p>
      <text:p text:style-name="P24"><text:s/>sub AX,AX</text:p>
      <text:p text:style-name="P24"><text:s/>push AX</text:p>
      <text:p text:style-name="P24"><text:s/>mov AX,DATA</text:p>
      <text:p text:style-name="P24"><text:soft-page-break/><text:s/>mov DS,AX</text:p>
      <text:p text:style-name="P24">; ПРОВЕРКА РЕЖИМОВ АДРЕСАЦИИ НА УРОВНЕ СМЕЩЕНИЙ</text:p>
      <text:p text:style-name="P24">; Регистровая адресация</text:p>
      <text:p text:style-name="P24"><text:s/>mov ax,n1</text:p>
      <text:p text:style-name="P24"><text:s/>mov cx,ax</text:p>
      <text:p text:style-name="P24"><text:s/>mov bl,EOL</text:p>
      <text:p text:style-name="P24"><text:s/>mov bh,n2</text:p>
      <text:p text:style-name="P24">; Прямая адресация</text:p>
      <text:p text:style-name="P24"><text:s/>mov mem2,n2</text:p>
      <text:p text:style-name="P24"><text:s/>mov bx,OFFSET vec1</text:p>
      <text:p text:style-name="P24"><text:s/>mov mem1,ax</text:p>
      <text:p text:style-name="P24">; Косвенная адресация</text:p>
      <text:p text:style-name="P24"><text:s/>mov al,[bx]</text:p>
      <text:p text:style-name="P24">; mov mem3,[bx]</text:p>
      <text:p text:style-name="P24">; Базированная адресация</text:p>
      <text:p text:style-name="P24"><text:s/>mov al,[bx]+3</text:p>
      <text:p text:style-name="P24"><text:s/>mov cx,3[bx]</text:p>
      <text:p text:style-name="P24">; Индексная адресация</text:p>
      <text:p text:style-name="P24"><text:s/>mov di,ind</text:p>
      <text:p text:style-name="P24"><text:s/>mov al,vec2[di]</text:p>
      <text:p text:style-name="P24">; mov cx,vec2[di]</text:p>
      <text:p text:style-name="P24">; Адресация с базированием и индексированием</text:p>
      <text:p text:style-name="P24"><text:s/>mov bx,3</text:p>
      <text:p text:style-name="P24"><text:s/>mov al,matr[bx][di]</text:p>
      <text:p text:style-name="P24">; mov cx,matr[bx][di]</text:p>
      <text:p text:style-name="P24">; mov ax,matr[bx*4][di]</text:p>
      <text:p text:style-name="P24">; ПРОВЕРКА РЕЖИМОВ АДРЕСАЦИИ С УЧЕТОМ СЕГМЕНТОВ</text:p>
      <text:p text:style-name="P24">; Переопределение сегмента</text:p>
      <text:p text:style-name="P24">; ------ вариант 1</text:p>
      <text:p text:style-name="P24"><text:s/>mov ax, SEG vec2</text:p>
      <text:p text:style-name="P24"><text:soft-page-break/><text:s/>mov es, ax</text:p>
      <text:p text:style-name="P24"><text:s/>mov ax, es:[bx]</text:p>
      <text:p text:style-name="P24"><text:s/>mov ax, 0</text:p>
      <text:p text:style-name="P24">; ------ вариант 2</text:p>
      <text:p text:style-name="P24"><text:s/>mov es, ax</text:p>
      <text:p text:style-name="P24"><text:s/>push ds</text:p>
      <text:p text:style-name="P24"><text:s/>pop es</text:p>
      <text:p text:style-name="P24"><text:s/>mov cx, es:[bx-1]</text:p>
      <text:p text:style-name="P24"><text:s/>xchg cx,ax</text:p>
      <text:p text:style-name="P24">; ------ вариант 3</text:p>
      <text:p text:style-name="P24"><text:s/>mov di,ind</text:p>
      <text:p text:style-name="P24"><text:s/>mov es:[bx+di],ax</text:p>
      <text:p text:style-name="P24">; ------ вариант 4</text:p>
      <text:p text:style-name="P24"><text:s/>mov bp,sp</text:p>
      <text:p text:style-name="P24">; mov ax,matr[bp+bx]</text:p>
      <text:p text:style-name="P24">; mov ax,matr[bp+di+si]</text:p>
      <text:p text:style-name="P24">; Использование сегмента стека</text:p>
      <text:p text:style-name="P24"><text:s/>push mem1</text:p>
      <text:p text:style-name="P24"><text:s/>push mem2</text:p>
      <text:p text:style-name="P24"><text:s/>mov bp,sp</text:p>
      <text:p text:style-name="P24"><text:s/>mov dx,[bp]+2</text:p>
      <text:p text:style-name="P24"><text:s/>ret 2</text:p>
      <text:p text:style-name="P24">Main ENDP</text:p>
      <text:p text:style-name="P24">CODE ENDS</text:p>
      <text:p text:style-name="P24"><text:s/>END Main</text:p>
      <text:p text:style-name="P24"/>
      <text:p text:style-name="P24"/>
      <text:p text:style-name="P24"/>
      <text:p text:style-name="P24"/>
      <text:p text:style-name="P24"/>
      <text:p text:style-name="P23"><text:soft-page-break/>Приложение <text:span text:style-name="T13">B</text:span></text:p>
      <text:p text:style-name="P23"><text:span text:style-name="T13"/></text:p>
      <text:p text:style-name="P24">lr2_comp.lst:</text:p>
      <text:p text:style-name="P25"><text:tab/>#Microsoft (R) Macro Assembler Version 5.10 <text:s text:c="17"/>10/28/20 20:54:5</text:p>
      <text:p text:style-name="P24"><text:s text:c="61"/>Page <text:s text:c="4"/>1-1</text:p>
      <text:p text:style-name="P24"/>
      <text:p text:style-name="P24"/>
      <text:p text:style-name="P24"><text:tab/><text:tab/><text:tab/><text:tab/>; Программа изучения режимов адресации процессо</text:p>
      <text:p text:style-name="P24"><text:tab/><text:tab/><text:tab/><text:tab/>ра IntelX86</text:p>
      <text:p text:style-name="P24"><text:s/>= 0024<text:tab/><text:tab/><text:tab/><text:tab/>EOL EQU '$'</text:p>
      <text:p text:style-name="P24"><text:s/>= 0002<text:tab/><text:tab/><text:tab/><text:tab/>ind EQU 2</text:p>
      <text:p text:style-name="P24"><text:s/>= 01F4<text:tab/><text:tab/><text:tab/><text:tab/>n1 EQU 500</text:p>
      <text:p text:style-name="P24"><text:s/>=-0032<text:tab/><text:tab/><text:tab/><text:tab/>n2 EQU -50</text:p>
      <text:p text:style-name="P24"><text:tab/><text:tab/><text:tab/><text:tab/>; Стек программы</text:p>
      <text:p text:style-name="P24"><text:s/>0000<text:tab/><text:tab/><text:tab/><text:tab/>AStack SEGMENT STACK</text:p>
      <text:p text:style-name="P24"><text:s/>0000 <text:s/>000C[<text:tab/><text:tab/><text:tab/> DW 12 DUP(?)</text:p>
      <text:p text:style-name="P24"><text:tab/> <text:s text:c="2"/>????<text:tab/><text:tab/><text:tab/></text:p>
      <text:p text:style-name="P24"><text:tab/><text:tab/><text:tab/> ]<text:tab/></text:p>
      <text:p text:style-name="P24"><text:tab/><text:tab/><text:tab/><text:tab/></text:p>
      <text:p text:style-name="P24"><text:s/>0018<text:tab/><text:tab/><text:tab/><text:tab/>AStack ENDS</text:p>
      <text:p text:style-name="P24"><text:tab/><text:tab/><text:tab/><text:tab/>; Данные программы</text:p>
      <text:p text:style-name="P24"><text:s/>0000<text:tab/><text:tab/><text:tab/><text:tab/>DATA SEGMENT</text:p>
      <text:p text:style-name="P24"><text:tab/><text:tab/><text:tab/><text:tab/>; Директивы описания данных</text:p>
      <text:p text:style-name="P24"><text:s/>0000 <text:s/>0000<text:tab/><text:tab/><text:tab/>mem1 DW 0</text:p>
      <text:p text:style-name="P24"><text:s/>0002 <text:s/>0000<text:tab/><text:tab/><text:tab/>mem2 DW 0</text:p>
      <text:p text:style-name="P24"><text:s/>0004 <text:s/>0000<text:tab/><text:tab/><text:tab/>mem3 DW 0</text:p>
      <text:p text:style-name="P24"><text:s/>0006 <text:s/>12 11 10 0F 0B 0C<text:tab/>vec1 DB 18,17,16,15,11,12,13,14 </text:p>
      <text:p text:style-name="P24"><text:s text:c="7"/>0D 0E<text:tab/><text:tab/><text:tab/></text:p>
      <text:p text:style-name="P24"><text:s/>000E <text:s/>1E 28 E2 D8 0A 14<text:tab/>vec2 DB 30,40,-30,-40,10,20,-10,-20</text:p>
      <text:p text:style-name="P24"><text:soft-page-break/><text:s text:c="7"/>F6 EC<text:tab/><text:tab/><text:tab/></text:p>
      <text:p text:style-name="P24"><text:s/>0016 <text:s/>FC FD 01 02 FE FF<text:tab/>matr DB -4,-3,1,2,-2,-1,3,4,5,6,7,8,-8,-7,-6,-5</text:p>
      <text:p text:style-name="P24"><text:s text:c="7"/>03 04 05 06 07 08<text:tab/></text:p>
      <text:p text:style-name="P24"><text:s text:c="7"/>F8 F9 FA FB<text:tab/><text:tab/></text:p>
      <text:p text:style-name="P24"><text:s/>0026<text:tab/><text:tab/><text:tab/><text:tab/>DATA ENDS</text:p>
      <text:p text:style-name="P24"><text:tab/><text:tab/><text:tab/><text:tab/>; Код программы</text:p>
      <text:p text:style-name="P24"><text:s/>0000<text:tab/><text:tab/><text:tab/><text:tab/>CODE SEGMENT</text:p>
      <text:p text:style-name="P24"><text:tab/><text:tab/><text:tab/><text:tab/> ASSUME CS:CODE, DS:DATA, SS:AStack</text:p>
      <text:p text:style-name="P24"><text:tab/><text:tab/><text:tab/><text:tab/>; Головная процедура</text:p>
      <text:p text:style-name="P24"><text:s/>0000<text:tab/><text:tab/><text:tab/><text:tab/>Main PROC FAR</text:p>
      <text:p text:style-name="P24"><text:s/>0000 <text:s/>1E<text:tab/><text:tab/><text:tab/> push DS</text:p>
      <text:p text:style-name="P24"><text:s/>0001 <text:s/>2B C0<text:tab/><text:tab/><text:tab/> sub AX,AX</text:p>
      <text:p text:style-name="P24"><text:s/>0003 <text:s/>50<text:tab/><text:tab/><text:tab/> push AX</text:p>
      <text:p text:style-name="P24"><text:s/>0004 <text:s/>B8 ---- R<text:tab/><text:tab/> mov AX,DATA</text:p>
      <text:p text:style-name="P24"><text:s/>0007 <text:s/>8E D8<text:tab/><text:tab/><text:tab/> mov DS,AX</text:p>
      <text:p text:style-name="P24"><text:tab/><text:tab/><text:tab/><text:tab/>; ПРОВЕРКА РЕЖИМОВ АДРЕСАЦИИ НА УРОВНЕ СМЕЩЕНИЙ</text:p>
      <text:p text:style-name="P24"><text:tab/><text:tab/><text:tab/><text:tab/>; Регистровая адресация</text:p>
      <text:p text:style-name="P24"><text:s/>0009 <text:s/>B8 01F4<text:tab/><text:tab/><text:tab/> mov ax,n1</text:p>
      <text:p text:style-name="P24"><text:s/>000C <text:s/>8B C8<text:tab/><text:tab/><text:tab/> mov cx,ax</text:p>
      <text:p text:style-name="P24"><text:s/>000E <text:s/>B3 24<text:tab/><text:tab/><text:tab/> mov bl,EOL</text:p>
      <text:p text:style-name="P24"><text:s/>0010 <text:s/>B7 CE<text:tab/><text:tab/><text:tab/> mov bh,n2</text:p>
      <text:p text:style-name="P24"><text:tab/><text:tab/><text:tab/><text:tab/>; Прямая адресация</text:p>
      <text:p text:style-name="P24"><text:s/>0012 <text:s/>C7 06 0002 R FFCE<text:tab/> mov mem2,n2</text:p>
      <text:p text:style-name="P24"><text:s/>0018 <text:s/>BB 0006 R<text:tab/><text:tab/> mov bx,OFFSET vec1</text:p>
      <text:p text:style-name="P24"><text:s/>001B <text:s/>A3 0000 R<text:tab/><text:tab/> mov mem1,ax</text:p>
      <text:p text:style-name="P24"><text:tab/><text:tab/><text:tab/><text:tab/>; Косвенная адресация</text:p>
      <text:p text:style-name="P24"><text:s/>001E <text:s/>8A 07<text:tab/><text:tab/><text:tab/> mov al,[bx]</text:p>
      <text:p text:style-name="P24"><text:tab/><text:tab/><text:tab/><text:tab/>; mov mem3,[bx]</text:p>
      <text:p text:style-name="P24"><text:tab/><text:tab/><text:tab/><text:tab/>; Базированная адресация</text:p>
      <text:p text:style-name="P24"><text:soft-page-break/><text:s/>0020 <text:s/>8A 47 03<text:tab/><text:tab/><text:tab/> mov al,[bx]+3</text:p>
      <text:p text:style-name="P24"><text:s/>0023 <text:s/>8B 4F 03<text:tab/><text:tab/><text:tab/> mov cx,3[bx]</text:p>
      <text:p text:style-name="P24"><text:tab/><text:tab/><text:tab/><text:tab/>; Индексная адресация</text:p>
      <text:p text:style-name="P25"><text:tab/>#Microsoft (R) Macro Assembler Version 5.10 <text:s text:c="17"/>10/28/20 20:54:5</text:p>
      <text:p text:style-name="P24"><text:s text:c="61"/>Page <text:s text:c="4"/>1-2</text:p>
      <text:p text:style-name="P24"/>
      <text:p text:style-name="P24"/>
      <text:p text:style-name="P24"><text:s/>0026 <text:s/>BF 0002<text:tab/><text:tab/><text:tab/> mov di,ind</text:p>
      <text:p text:style-name="P24"><text:s/>0029 <text:s/>8A 85 000E R<text:tab/><text:tab/> mov al,vec2[di]</text:p>
      <text:p text:style-name="P24"><text:tab/><text:tab/><text:tab/><text:tab/>; mov cx,vec2[di]</text:p>
      <text:p text:style-name="P24"><text:tab/><text:tab/><text:tab/><text:tab/>; Адресация с базированием и индексированием</text:p>
      <text:p text:style-name="P24"><text:s/>002D <text:s/>BB 0003<text:tab/><text:tab/><text:tab/> mov bx,3</text:p>
      <text:p text:style-name="P24"><text:s/>0030 <text:s/>8A 81 0016 R<text:tab/><text:tab/> mov al,matr[bx][di]</text:p>
      <text:p text:style-name="P24"><text:tab/><text:tab/><text:tab/><text:tab/>; mov cx,matr[bx][di]</text:p>
      <text:p text:style-name="P24"><text:tab/><text:tab/><text:tab/><text:tab/>; mov ax,matr[bx*4][di]</text:p>
      <text:p text:style-name="P24"><text:tab/><text:tab/><text:tab/><text:tab/>; ПРОВЕРКА РЕЖИМОВ АДРЕСАЦИИ С УЧЕТОМ СЕГМЕНТОВ</text:p>
      <text:p text:style-name="P24"><text:tab/><text:tab/><text:tab/><text:tab/>; Переопределение сегмента</text:p>
      <text:p text:style-name="P24"><text:tab/><text:tab/><text:tab/><text:tab/>; ------ вариант 1</text:p>
      <text:p text:style-name="P24"><text:s/>0034 <text:s/>B8 ---- R<text:tab/><text:tab/> mov ax, SEG vec2</text:p>
      <text:p text:style-name="P24"><text:s/>0037 <text:s/>8E C0<text:tab/><text:tab/><text:tab/> mov es, ax</text:p>
      <text:p text:style-name="P24"><text:s/>0039 <text:s/>26: 8B 07<text:tab/><text:tab/> mov ax, es:[bx]</text:p>
      <text:p text:style-name="P24"><text:s/>003C <text:s/>B8 0000<text:tab/><text:tab/><text:tab/> mov ax, 0</text:p>
      <text:p text:style-name="P24"><text:tab/><text:tab/><text:tab/><text:tab/>; ------ вариант 2</text:p>
      <text:p text:style-name="P24"><text:s/>003F <text:s/>8E C0<text:tab/><text:tab/><text:tab/> mov es, ax</text:p>
      <text:p text:style-name="P24"><text:s/>0041 <text:s/>1E<text:tab/><text:tab/><text:tab/> push ds</text:p>
      <text:p text:style-name="P24"><text:s/>0042 <text:s/>07<text:tab/><text:tab/><text:tab/> pop es</text:p>
      <text:p text:style-name="P24"><text:s/>0043 <text:s/>26: 8B 4F FF<text:tab/><text:tab/> mov cx, es:[bx-1]</text:p>
      <text:p text:style-name="P24"><text:s/>0047 <text:s/>91<text:tab/><text:tab/><text:tab/> xchg cx,ax</text:p>
      <text:p text:style-name="P24"><text:tab/><text:tab/><text:tab/><text:tab/>; ------ вариант 3</text:p>
      <text:p text:style-name="P24"><text:soft-page-break/><text:s/>0048 <text:s/>BF 0002<text:tab/><text:tab/><text:tab/> mov di,ind</text:p>
      <text:p text:style-name="P24"><text:s/>004B <text:s/>26: 89 01<text:tab/><text:tab/> mov es:[bx+di],ax</text:p>
      <text:p text:style-name="P24"><text:tab/><text:tab/><text:tab/><text:tab/>; ------ вариант 4</text:p>
      <text:p text:style-name="P24"><text:s/>004E <text:s/>8B EC<text:tab/><text:tab/><text:tab/> mov bp,sp</text:p>
      <text:p text:style-name="P24"><text:tab/><text:tab/><text:tab/><text:tab/>; mov ax,matr[bp+bx]</text:p>
      <text:p text:style-name="P24"><text:tab/><text:tab/><text:tab/><text:tab/>; mov ax,matr[bp+di+si]</text:p>
      <text:p text:style-name="P24"><text:tab/><text:tab/><text:tab/><text:tab/>; Использование сегмента стека</text:p>
      <text:p text:style-name="P24"><text:s/>0050 <text:s/>FF 36 0000 R<text:tab/><text:tab/> push mem1</text:p>
      <text:p text:style-name="P24"><text:s/>0054 <text:s/>FF 36 0002 R<text:tab/><text:tab/> push mem2</text:p>
      <text:p text:style-name="P24"><text:s/>0058 <text:s/>8B EC<text:tab/><text:tab/><text:tab/> mov bp,sp</text:p>
      <text:p text:style-name="P24"><text:s/>005A <text:s/>8B 56 02<text:tab/><text:tab/><text:tab/> mov dx,[bp]+2</text:p>
      <text:p text:style-name="P24"><text:s/>005D <text:s/>CA 0002<text:tab/><text:tab/><text:tab/> ret 2</text:p>
      <text:p text:style-name="P24"><text:s/>0060<text:tab/><text:tab/><text:tab/><text:tab/>Main ENDP</text:p>
      <text:p text:style-name="P24"><text:s/>0060<text:tab/><text:tab/><text:tab/><text:tab/>CODE ENDS</text:p>
      <text:p text:style-name="P24"><text:tab/><text:tab/><text:tab/><text:tab/> END Main</text:p>
      <text:p text:style-name="P24">#Microsoft (R) Macro Assembler Version 5.10 <text:s text:c="17"/>10/28/20 20:54:5</text:p>
      <text:p text:style-name="P24"><text:s text:c="61"/>Symbols-1</text:p>
      <text:p text:style-name="P24"/>
      <text:p text:style-name="P24"/>
      <text:p text:style-name="P24">Segments and Groups:</text:p>
      <text:p text:style-name="P24"/>
      <text:p text:style-name="P24"><text:s text:c="16"/>N a m e <text:s text:c="8"/><text:tab/>Length<text:tab/> Align<text:tab/>Combine Class</text:p>
      <text:p text:style-name="P24"/>
      <text:p text:style-name="P24">ASTACK . . . . . . . . . . . . . <text:s/><text:tab/>0018<text:tab/>PARA<text:tab/>STACK<text:tab/></text:p>
      <text:p text:style-name="P24">CODE . . . . . . . . . . . . . . <text:s/><text:tab/>0060<text:tab/>PARA<text:tab/>NONE<text:tab/></text:p>
      <text:p text:style-name="P24">DATA . . . . . . . . . . . . . . <text:s/><text:tab/>0026<text:tab/>PARA<text:tab/>NONE<text:tab/></text:p>
      <text:p text:style-name="P24"/>
      <text:p text:style-name="P24">Symbols: <text:s text:c="11"/></text:p>
      <text:p text:style-name="P24"/>
      <text:p text:style-name="P24"><text:s text:c="16"/>N a m e <text:s text:c="8"/><text:tab/>Type<text:tab/> Value<text:tab/> Attr</text:p>
      <text:p text:style-name="P24"><text:soft-page-break/></text:p>
      <text:p text:style-name="P24">EOL <text:s/>. . . . . . . . . . . . . . <text:s/><text:tab/>NUMBER<text:tab/>0024<text:tab/></text:p>
      <text:p text:style-name="P24"/>
      <text:p text:style-name="P24">IND <text:s/>. . . . . . . . . . . . . . <text:s/><text:tab/>NUMBER<text:tab/>0002<text:tab/></text:p>
      <text:p text:style-name="P24"/>
      <text:p text:style-name="P24">MAIN . . . . . . . . . . . . . . <text:s/><text:tab/>F PROC<text:tab/>0000<text:tab/>CODE<text:tab/>Length = 0060</text:p>
      <text:p text:style-name="P24">MATR . . . . . . . . . . . . . . <text:s/><text:tab/>L BYTE<text:tab/>0016<text:tab/>DATA</text:p>
      <text:p text:style-name="P24">MEM1 . . . . . . . . . . . . . . <text:s/><text:tab/>L WORD<text:tab/>0000<text:tab/>DATA</text:p>
      <text:p text:style-name="P24">MEM2 . . . . . . . . . . . . . . <text:s/><text:tab/>L WORD<text:tab/>0002<text:tab/>DATA</text:p>
      <text:p text:style-name="P24">MEM3 . . . . . . . . . . . . . . <text:s/><text:tab/>L WORD<text:tab/>0004<text:tab/>DATA</text:p>
      <text:p text:style-name="P24"/>
      <text:p text:style-name="P24">N1 . . . . . . . . . . . . . . . <text:s/><text:tab/>NUMBER<text:tab/>01F4<text:tab/></text:p>
      <text:p text:style-name="P24">N2 . . . . . . . . . . . . . . . <text:s/><text:tab/>NUMBER<text:tab/>-0032<text:tab/></text:p>
      <text:p text:style-name="P24"/>
      <text:p text:style-name="P24">VEC1 . . . . . . . . . . . . . . <text:s/><text:tab/>L BYTE<text:tab/>0006<text:tab/>DATA</text:p>
      <text:p text:style-name="P24">VEC2 . . . . . . . . . . . . . . <text:s/><text:tab/>L BYTE<text:tab/>000E<text:tab/>DATA</text:p>
      <text:p text:style-name="P24"/>
      <text:p text:style-name="P24">@CPU . . . . . . . . . . . . . . <text:s/><text:tab/>TEXT <text:s/>0101h<text:tab/><text:tab/></text:p>
      <text:p text:style-name="P24">@FILENAME <text:s/>. . . . . . . . . . . <text:s/><text:tab/>TEXT <text:s/>lr2_comp<text:tab/><text:tab/></text:p>
      <text:p text:style-name="P24">@VERSION . . . . . . . . . . . . <text:s/><text:tab/>TEXT <text:s/>510<text:tab/><text:tab/></text:p>
      <text:p text:style-name="P24"/>
      <text:p text:style-name="P24"/>
      <text:p text:style-name="P24"><text:s text:c="5"/>83 Source <text:s/>Lines</text:p>
      <text:p text:style-name="P24"><text:s text:c="5"/>83 Total <text:s text:c="2"/>Lines</text:p>
      <text:p text:style-name="P24"><text:s text:c="5"/>19 Symbols</text:p>
      <text:p text:style-name="P24"/>
      <text:p text:style-name="P24"><text:s text:c="2"/>47800 + 461507 Bytes symbol space free</text:p>
      <text:p text:style-name="P24"/>
      <text:p text:style-name="P24"><text:s text:c="6"/>0 Warning Errors</text:p>
      <text:p text:style-name="P24"><text:s text:c="6"/>0 Severe <text:s/>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font-style="italic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font-style="italic" style:font-style-asian="italic" style:font-name-complex="Cambri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name-complex="Cambri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loext:contextual-spacing="false" fo:margin-left="1.27cm" fo:margin-right="0cm" fo:margin-top="0.494cm" fo:margin-bottom="0.494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3cm" fo:margin-right="0cm" fo:margin-top="0.212cm" fo:margin-bottom="0cm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loext:contextual-spacing="false" fo:margin-top="0.212cm" fo:margin-bottom="0.212cm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Абзац_20_списка" style:display-name="Абзац списка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size="12pt" fo:language="ru" fo:country="RU" style:font-name-asian="Calibri" style:font-size-asian="12pt" style:font-name-complex="Arial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loext:contextual-spacing="false" fo:margin-top="0cm" fo:margin-bottom="0.353cm" fo:line-height="115%" fo:orphans="2" fo:widows="2"/>
      <style:text-properties fo:color="#000000" style:font-name="Times New Roman" fo:font-size="8pt" fo:language="ru" fo:country="RU" style:font-name-asian="Calibri" style:font-size-asian="8pt" style:font-name-complex="Times New Roman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size="12pt" fo:letter-spacing="-0.002cm" fo:language="en" fo:country="US" style:letter-kerning="true" style:font-name-asian="Times New Roman" style:font-size-asian="12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loext:contextual-spacing="false" fo:margin-top="0cm" fo:margin-bottom="0.212cm" fo:line-height="200%"/>
      <style:text-properties style:font-name="Calibri" fo:font-size="11pt" style:font-size-asian="11pt" style:font-name-complex="Calibri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loext:contextual-spacing="false" fo:margin-top="0cm" fo:margin-bottom="0.212cm" fo:line-height="115%"/>
      <style:text-properties style:font-name="Calibri" fo:font-size="8pt" style:font-size-asian="8pt" style:font-name-complex="Calibri" style:font-size-complex="8pt"/>
    </style:style>
    <style:style style:name="Абзац_20_списка1" style:display-name="Абзац списка1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size="10pt" fo:language="ru" fo:country="RU" style:font-name-asian="Times New Roman" style:font-size-asian="10pt" style:font-name-complex="Helvetica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size="12pt" fo:language="ru" fo:country="RU" style:font-name-asian="Times New Roman" style:font-size-asian="12pt" style:font-name-complex="Arial Unicode MS" style:font-size-complex="12pt" style:language-complex="ar" style:country-complex="SA"/>
    </style:style>
    <style:style style:name="western" style:family="paragraph" style:parent-style-name="Standard">
      <style:paragraph-properties loext:contextual-spacing="false" fo:margin-top="0.494cm" fo:margin-bottom="0.494cm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loext:contextual-spacing="true" fo:margin-left="1.633cm" fo:margin-right="0cm" fo:margin-top="0cm" fo:margin-bottom="0cm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1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6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Абзац_20_списка2" style:display-name="Абзац списка2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Абзац_20_списка3" style:display-name="Абзац списка3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imes14_5f__5f__5f_0420_5f_0418_5f_041e2" style:display-name="times14___0420_0418_041e2" style:family="paragraph" style:parent-style-name="Standard">
      <style:paragraph-properties loext:contextual-spacing="false" fo:margin-top="0.494cm" fo:margin-bottom="0.494cm"/>
    </style:style>
    <style:style style:name="dash041e_5f_0431_5f_044b_5f_0447_5f_043d_5f_044b_5f_0439" style:display-name="dash041e_0431_044b_0447_043d_044b_0439" style:family="paragraph" style:parent-style-name="Standard">
      <style:paragraph-properties loext:contextual-spacing="false" fo:margin-top="0.494cm" fo:margin-bottom="0.494cm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loext:contextual-spacing="false" fo:margin-top="0.494cm" fo:margin-bottom="0.494cm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Абзац_20_списка6" style:display-name="Абзац списка6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style:font-name-complex="Times New Roma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name-complex="Symbol" style:font-size-complex="12pt" style:text-scale="100%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size="13pt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size="12pt" style:font-size-asian="12pt" style:font-name-complex="Times New Roman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font-size-asian="12pt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font-weight-asian="bold" style:font-name-complex="Times New Roman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/>
    </style:style>
    <style:style style:name="hps" style:family="text" style:parent-style-name="Основной_20_шрифт_20_абзаца">
      <style:text-properties style:font-name-complex="Times New Roman"/>
    </style:style>
    <style:style style:name="Знак_20_Знак4" style:display-name="Знак Знак4" style:family="text" style:parent-style-name="Основной_20_шрифт_20_абзаца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 style:font-name-complex="Times New Roman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font-name-complex="Calibri"/>
    </style:style>
    <style:style style:name="Текст_20_Знак" style:display-name="Текст Знак" style:family="text" style:parent-style-name="Основной_20_шрифт_20_абзаца">
      <style:text-properties style:font-name="Courier New" style:font-name-complex="Courier New"/>
    </style:style>
    <style:style style:name="apple-style-span" style:family="text" style:parent-style-name="Основной_20_шрифт_20_абзаца">
      <style:text-properties style:font-name-complex="Times New Roman"/>
    </style:style>
    <style:style style:name="translation" style:family="text" style:parent-style-name="Основной_20_шрифт_20_абзаца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size="14pt" style:font-name-asian="Times New Roman" style:font-size-asian="14pt" style:font-name-complex="Times New 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ЕКТ ЛЭТИ</dc:title>
    <dc:subject/>
    <meta:keyword/>
    <meta:initial-creator>SAP</meta:initial-creator>
    <meta:creation-date>2015-11-10T19:52:00</meta:creation-date>
    <dc:date>2020-10-28T22:39:16.47</dc:date>
    <meta:print-date>2015-07-17T12:06:00</meta:print-date>
    <meta:editing-cycles>133</meta:editing-cycles>
    <meta:editing-duration>PT9H20M7S</meta:editing-duration>
    <meta:generator>OpenOffice/4.1.7$Win32 OpenOffice.org_project/417m1$Build-9800</meta:generator>
    <dc:creator>увыа вауфа</dc:creator>
    <meta:document-statistic meta:table-count="4" meta:image-count="0" meta:object-count="0" meta:page-count="17" meta:paragraph-count="655" meta:word-count="2524" meta:character-count="13795"/>
  </office:meta>
</office:document-meta>
</file>